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rimson Text" svg:font-family="'Crimson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5.719cm" fo:min-width="1.278cm"/>
    </style:style>
    <style:style style:name="gr4" style:family="graphic" style:parent-style-name="standard">
      <style:graphic-properties draw:stroke="none" svg:stroke-color="#000000" draw:textarea-horizontal-align="justify" draw:textarea-vertical-align="middle" draw:auto-grow-height="false" fo:min-height="0.893cm" fo:min-width="3.31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0.389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5.46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Crimson Text" style:font-size-asian="18pt" style:font-size-complex="18pt"/>
    </style:style>
    <style:style style:name="T1" style:family="text">
      <style:text-properties style:font-name="Crimson Tex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1" xml:id="id1" draw:id="id1" draw:layer="layout" svg:width="1.397cm" svg:height="1.397cm" svg:x="7.303cm" svg:y="3.232cm">
          <text:p text:style-name="P1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7cm" svg:y1="3.931cm" svg:x2="9.654cm" svg:y2="3.946cm" draw:start-shape="id1" draw:start-glue-point="10" svg:d="M8700 3931l954 15" svg:viewBox="0 0 955 16">
          <text:p/>
        </draw:connector>
        <draw:custom-shape draw:style-name="gr3" draw:text-style-name="P1" draw:layer="layout" svg:width="1.778cm" svg:height="5.969cm" svg:x="5.017cm" svg:y="0.916cm">
          <text:p text:style-name="P1">50x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143cm" svg:x="-0.365cm" svg:y="0.009cm">
          <text:p text:style-name="P1"><text:span text:style-name="T1">lang_scor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0.889cm" svg:height="0.762cm" svg:x="1.74cm" svg:y="2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0.889cm" svg:height="0.762cm" svg:x="1.74cm" svg:y="1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143cm" svg:x="-0.665cm" svg:y="3.01cm">
          <text:p text:style-name="P1"><text:span text:style-name="T1">sent_po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0.889cm" svg:height="0.762cm" svg:x="1.74cm" svg:y="4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143cm" svg:x="-0.665cm" svg:y="5.11cm">
          <text:p text:style-name="P1"><text:span text:style-name="T1">doc_siz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0.889cm" svg:height="0.762cm" svg:x="1.74cm" svg:y="6.1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3" draw:id="id3" draw:layer="layout" svg:width="5.969cm" svg:height="0.889cm" draw:transform="rotate (1.5707963267949) translate (3.774cm 6.886cm)">
          <draw:glue-point draw:id="4" svg:x="-4.883cm" svg:y="-4.36cm"/>
          <draw:glue-point draw:id="5" svg:x="-4.883cm" svg:y="-2.445cm"/>
          <draw:glue-point draw:id="6" svg:x="-4.883cm" svg:y="0.532cm"/>
          <draw:glue-point draw:id="7" svg:x="-4.994cm" svg:y="3.937cm"/>
          <draw:glue-point draw:id="8" svg:x="-5.016cm" svg:y="-3.982cm"/>
          <draw:glue-point draw:id="9" svg:x="-5.016cm" svg:y="-2.28cm"/>
          <draw:glue-point draw:id="10" svg:x="-5.016cm" svg:y="0.911cm"/>
          <draw:glue-point draw:id="11" svg:x="-5.016cm" svg:y="4.315cm"/>
          <text:p text:style-name="P1"><text:span text:style-name="T1">Concaten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2.629cm" svg:y1="1.525cm" svg:x2="3.774cm" svg:y2="1.525cm" draw:start-shape="id2" draw:start-glue-point="1" draw:end-shape="id3" draw:end-glue-point="8" svg:d="M2629 1525h1145" svg:viewBox="0 0 1146 1">
          <text:p/>
        </draw:connector>
        <draw:connector draw:style-name="gr2" draw:text-style-name="P2" draw:layer="layout" draw:type="line" svg:x1="2.629cm" svg:y1="2.541cm" svg:x2="3.774cm" svg:y2="2.541cm" draw:start-shape="id4" draw:start-glue-point="1" draw:end-shape="id3" draw:end-glue-point="9" svg:d="M2629 2541h1145" svg:viewBox="0 0 1146 1">
          <text:p/>
        </draw:connector>
        <draw:connector draw:style-name="gr2" draw:text-style-name="P2" draw:layer="layout" draw:type="line" svg:x1="2.629cm" svg:y1="4.426cm" svg:x2="3.774cm" svg:y2="4.444cm" draw:start-shape="id5" draw:start-glue-point="1" draw:end-shape="id3" draw:end-glue-point="10" svg:d="M2629 4426l1145 18" svg:viewBox="0 0 1146 19">
          <text:p/>
        </draw:connector>
        <draw:connector draw:style-name="gr2" draw:text-style-name="P2" draw:layer="layout" draw:type="line" svg:x1="2.629cm" svg:y1="6.526cm" svg:x2="3.774cm" svg:y2="6.476cm" draw:start-shape="id6" draw:start-glue-point="1" draw:end-shape="id3" draw:end-glue-point="11" svg:d="M2629 6526l1145-50" svg:viewBox="0 0 1146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rimson Text" svg:font-family="'Crimson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text-properties style:font-name="Nimbus Roman No9 L" fo:font-family="'Nimbus Roman No9 L'" style:font-style-name="Regular" style:font-family-generic="roman" style:font-pitch="variable" fo:font-size="14pt" style:font-name-complex="Nimbus Roman No9 L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3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10.109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/>
    <meta:initial-creator>Unknown</meta:initial-creator>
    <meta:editing-cycles>30</meta:editing-cycles>
    <dc:date>2019-08-24T11:11:11.124640946</dc:date>
    <meta:creation-date>2016-08-10T12:12:58</meta:creation-date>
    <meta:editing-duration>PT2H23M9S</meta:editing-duration>
    <meta:document-statistic meta:object-count="15"/>
    <meta:user-defined meta:name="email">kariminfo0@gmail.com</meta:user-defined>
  </office:meta>
</office:document-meta>
</file>